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e5ca" draw:textarea-horizontal-align="justify" draw:textarea-vertical-align="middle" draw:auto-grow-height="false" fo:min-height="0.95cm" fo:min-width="1.1cm"/>
    </style:style>
    <style:style style:name="gr2" style:family="graphic" style:parent-style-name="standard">
      <style:graphic-properties svg:stroke-color="#000000" draw:fill="solid" draw:fill-color="#fff9ae"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55cm" fo:min-width="1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7" style:family="graphic" style:parent-style-name="standard">
      <style:graphic-properties svg:stroke-color="#000000" draw:fill="solid" draw:fill-color="#e0efd4" draw:textarea-horizontal-align="justify" draw:textarea-vertical-align="top" draw:auto-grow-height="false" fo:min-height="3.35cm" fo:min-width="1.3cm"/>
    </style:style>
    <style:style style:name="gr8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39cm"/>
    </style:style>
    <style:style style:name="gr11" style:family="graphic" style:parent-style-name="standard">
      <style:graphic-properties svg:stroke-color="#000000" draw:fill="solid" draw:fill-color="#fcd4d1" draw:textarea-horizontal-align="justify" draw:textarea-vertical-align="top" draw:auto-grow-height="false" fo:min-height="3.35cm" fo:min-width="1.303cm"/>
    </style:style>
    <style:style style:name="gr12" style:family="graphic" style:parent-style-name="objectwithoutfill">
      <style:graphic-properties draw:fill="solid" draw:fill-color="#ffffff" draw:textarea-vertical-align="middle"/>
    </style:style>
    <style:style style:name="gr13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1.15cm" fo:min-width="1.3cm"/>
    </style:style>
    <style:style style:name="gr14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svg:stroke-width="0.028cm" svg:stroke-color="#000000" draw:marker-start-width="0.242cm" draw:marker-end="Arrow" draw:marker-end-width="0.242cm" draw:fill="none" draw:textarea-vertical-align="middle" fo:padding-top="0.014cm" fo:padding-bottom="0.264cm" fo:padding-left="0.264cm" fo:padding-right="0.264cm"/>
    </style:style>
    <style:style style:name="gr16" style:family="graphic" style:parent-style-name="standard">
      <style:graphic-properties svg:stroke-color="#000000" draw:fill="solid" draw:fill-color="#bcaed5" draw:textarea-horizontal-align="justify" draw:textarea-vertical-align="middle" draw:auto-grow-height="false" fo:min-height="0.55cm" fo:min-width="1.1cm"/>
    </style:style>
    <style:style style:name="gr17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18" style:family="graphic" style:parent-style-name="objectwithoutfill">
      <style:graphic-properties draw:marker-start="Arrow" draw:marker-end="" draw:fill="solid" draw:textarea-vertical-align="middle"/>
    </style:style>
    <style:style style:name="gr19" style:family="graphic" style:parent-style-name="standard">
      <style:graphic-properties svg:stroke-color="#000000" draw:fill="solid" draw:fill-color="#bcaed5" draw:textarea-horizontal-align="justify" draw:textarea-vertical-align="middle" draw:auto-grow-height="false" fo:min-height="0.55cm" fo:min-width="2.7cm"/>
    </style:style>
    <style:style style:name="gr20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21" style:family="graphic" style:parent-style-name="objectwithoutfill">
      <style:graphic-properties svg:stroke-color="#000000" draw:marker-start="Arrow" draw:marker-end="Circle" draw:marker-end-center="true" draw:fill="solid" draw:textarea-vertical-align="middle"/>
    </style:style>
    <style:style style:name="gr22" style:family="graphic" style:parent-style-name="objectwithoutfill">
      <style:graphic-properties draw:marker-start="" draw:marker-end="Arrow" draw:fill="solid" draw:textarea-vertical-align="middle"/>
    </style:style>
    <style:style style:name="gr23" style:family="graphic" style:parent-style-name="objectwithoutfill">
      <style:graphic-properties draw:marker-end="Arrow" draw:fill="solid" draw:textarea-vertical-align="middle"/>
    </style:style>
    <style:style style:name="gr24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26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55cm" fo:min-width="1.2cm"/>
    </style:style>
    <style:style style:name="gr27" style:family="graphic" style:parent-style-name="objectwithoutfill">
      <style:graphic-properties svg:stroke-color="#000000" draw:marker-start="" draw:marker-end="Arrow" draw:marker-end-width="0.2cm" draw:fill="none" draw:textarea-vertical-align="middle"/>
    </style:style>
    <style:style style:name="gr28" style:family="graphic" style:parent-style-name="objectwithoutfill">
      <style:graphic-properties svg:stroke-width="0.028cm" svg:stroke-color="#000000" draw:marker-start="Arrow" draw:marker-start-width="0.242cm" draw:marker-end="" draw:marker-end-width="0.242cm" draw:fill="none" draw:textarea-vertical-align="middle" fo:padding-top="0.014cm" fo:padding-bottom="0.264cm" fo:padding-left="0.264cm" fo:padding-right="0.264cm"/>
    </style:style>
    <style:style style:name="gr29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95cm" fo:min-width="0.9cm"/>
    </style:style>
    <style:style style:name="gr30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1.15cm" fo:min-width="1.5cm"/>
    </style:style>
    <style:style style:name="gr31" style:family="graphic" style:parent-style-name="objectwithoutfill">
      <style:graphic-properties draw:marker-start="Arrow" draw:marker-end="Arrow" draw:fill="solid" draw:textarea-vertical-align="middle"/>
    </style:style>
    <style:style style:name="gr32" style:family="graphic" style:parent-style-name="objectwithoutfill">
      <style:graphic-properties svg:stroke-color="#000000" draw:marker-end="Circle" draw:marker-end-center="true" draw:fill="solid" draw:textarea-vertical-align="middle"/>
    </style:style>
    <style:style style:name="gr33" style:family="graphic" style:parent-style-name="standard">
      <style:graphic-properties svg:stroke-color="#000000" draw:fill="solid" draw:fill-color="#fdc578" draw:textarea-horizontal-align="justify" draw:textarea-vertical-align="middle" draw:auto-grow-height="false" fo:min-height="1.35cm" fo:min-width="1.5cm"/>
    </style:style>
    <style:style style:name="gr34" style:family="graphic" style:parent-style-name="objectwithoutfill">
      <style:graphic-properties draw:stroke="dash" draw:stroke-dash="Fine_20_Dashed" svg:stroke-width="0.053cm" svg:stroke-color="#ef413d" draw:marker-start-width="0.279cm" draw:marker-end-width="0.279cm" draw:fill="none" draw:textarea-vertical-align="middle" fo:padding-top="0.026cm" fo:padding-bottom="0.276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fo:min-height="0.35cm"/>
    </style:style>
    <style:style style:name="gr36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95cm" fo:min-width="1.1cm"/>
    </style:style>
    <style:style style:name="gr37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1.15cm" fo:min-width="0.1cm"/>
    </style:style>
    <style:style style:name="gr38" style:family="graphic" style:parent-style-name="objectwithoutfill">
      <style:graphic-properties svg:stroke-color="#000000" draw:marker-start="" draw:marker-end="Arrow" draw:marker-end-width="0.2cm" draw:fill="none" draw:textarea-vertical-align="middle"/>
    </style:style>
    <style:style style:name="gr39" style:family="graphic" style:parent-style-name="objectwithoutfill">
      <style:graphic-properties svg:stroke-color="#000000" draw:marker-start="Circle" draw:marker-start-center="true" draw:marker-end="Arrow" draw:fill="solid" draw:textarea-vertical-align="middle"/>
    </style:style>
    <style:style style:name="gr40" style:family="graphic" style:parent-style-name="standard">
      <style:graphic-properties svg:stroke-color="#000000" draw:fill="solid" draw:fill-color="#8f93c7" draw:textarea-horizontal-align="justify" draw:textarea-vertical-align="middle" draw:auto-grow-height="false" fo:min-height="0.55cm" fo:min-width="1.5cm"/>
    </style:style>
    <style:style style:name="gr41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1.16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5ca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 draw:fill-color="#fff9a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e0efd4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solid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solid" draw:fill-color="#fcd4d1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bcaed5"/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bcaed5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8" style:family="paragraph">
      <loext:graphic-properties draw:fill="none"/>
      <style:paragraph-properties fo:margin-left="0cm" fo:margin-right="0.15cm" fo:text-align="end" fo:text-indent="0cm"/>
      <style:text-properties fo:font-size="8pt" style:font-size-asian="8pt" style:font-size-complex="8pt"/>
    </style:style>
    <style:style style:name="P19" style:family="paragraph">
      <loext:graphic-properties draw:fill="solid"/>
      <style:paragraph-properties fo:margin-left="0cm" fo:margin-right="0.15cm" fo:text-align="end" fo:text-indent="0cm"/>
    </style:style>
    <style:style style:name="P20" style:family="paragraph">
      <loext:graphic-properties draw:fill="solid"/>
      <style:paragraph-properties fo:margin-left="0cm" fo:margin-right="0cm" fo:text-align="center" fo:text-indent="0cm"/>
    </style:style>
    <style:style style:name="P21" style:family="paragraph">
      <loext:graphic-properties draw:fill="solid" draw:fill-color="#bce4e5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fdc578"/>
      <style:paragraph-properties fo:text-align="center"/>
      <style:text-properties fo:font-size="8pt" style:font-size-asian="8pt" style:font-size-complex="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loext:graphic-properties draw:fill="solid" draw:fill-color="#adc5e7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solid" draw:fill-color="#8f93c7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6cm" svg:height="1.2cm" svg:x="12cm" svg:y="10.2cm">
          <text:p text:style-name="P1"><text:span text:style-name="T1">Init FSM</text:span></text:p>
          <text:p text:style-name="P1"><text:span text:style-name="T1">Phase 4-5</text:span></text:p>
          <text:p text:style-name="P1"><text:span text:style-name="T1">h-side R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14cm" svg:y="9cm">
          <text:p text:style-name="P1"><text:span text:style-name="T1">Init FSM</text:span></text:p>
          <text:p text:style-name="P1"><text:span text:style-name="T1">Phase 1-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cm" svg:height="0.8cm" svg:x="2.2cm" svg:y="16.2cm">
          <text:p text:style-name="P1"><text:span text:style-name="T1">line_decod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6cm" svg:y1="16.6cm" svg:x2="2.2cm" svg:y2="16.6cm">
          <text:p/>
        </draw:line>
        <draw:line draw:style-name="gr5" draw:text-style-name="P6" draw:layer="layout" svg:x1="2.9cm" svg:y1="17cm" svg:x2="2.9cm" svg:y2="17.6cm">
          <text:p/>
        </draw:line>
        <draw:frame draw:style-name="gr6" draw:text-style-name="P7" draw:layer="layout" svg:width="1.8cm" svg:height="0.569cm" svg:x="1.979cm" svg:y="17.366cm">
          <draw:text-box>
            <text:p text:style-name="P1"><text:span text:style-name="T1">receiving</text:span></text:p>
          </draw:text-box>
        </draw:frame>
        <draw:custom-shape draw:style-name="gr7" draw:text-style-name="P4" draw:layer="layout" svg:width="1.8cm" svg:height="3.6cm" svg:x="5.6cm" svg:y="13.6cm">
          <text:p text:style-name="P1"><text:span text:style-name="T1">low_speed_</text:span></text:p>
          <text:p text:style-name="P1"><text:span text:style-name="T1">rx_fsm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cm" svg:y1="16.4cm" svg:x2="5.6cm" svg:y2="16.4cm">
          <text:p text:style-name="P1"><text:span text:style-name="T1">vld</text:span></text:p>
        </draw:line>
        <draw:line draw:style-name="gr8" draw:text-style-name="P6" draw:layer="layout" svg:x1="4cm" svg:y1="16.8cm" svg:x2="5.6cm" svg:y2="16.8cm">
          <text:p text:style-name="P1"><text:span text:style-name="T1">data</text:span></text:p>
        </draw:line>
        <draw:g>
          <draw:line draw:style-name="gr9" draw:text-style-name="P8" draw:layer="layout" svg:x1="4.2cm" svg:y1="16.9cm" svg:x2="4.3cm" svg:y2="16.7cm">
            <text:p/>
          </draw:line>
          <draw:frame draw:style-name="gr10" draw:text-style-name="P9" draw:layer="layout" svg:width="0.3cm" svg:height="0.489cm" svg:x="4.2cm" svg:y="16.3cm">
            <draw:text-box>
              <text:p><text:span text:style-name="T2">8</text:span></text:p>
            </draw:text-box>
          </draw:frame>
        </draw:g>
        <draw:custom-shape draw:style-name="gr11" draw:text-style-name="P10" draw:layer="layout" svg:width="1.803cm" svg:height="3.6cm" svg:x="22.4cm" svg:y="13.6cm">
          <text:p text:style-name="P1"><text:span text:style-name="T1">low_speed_</text:span></text:p>
          <text:p text:style-name="P1"><text:span text:style-name="T1">tx_fsm</text:span></text:p>
          <draw:enhanced-geometry svg:viewBox="0 0 21600 21600" draw:type="rectangle" draw:enhanced-path="M 0 0 L 21600 0 21600 21600 0 21600 0 0 Z N"/>
        </draw:custom-shape>
        <draw:polygon draw:style-name="gr12" draw:text-style-name="P11" draw:layer="layout" svg:width="0.399cm" svg:height="0.299cm" draw:transform="rotate (1.5707963267949) translate (28cm 13cm)" svg:viewBox="0 0 400 300" draw:points="0,300 200,0 400,300">
          <text:p/>
        </draw:polygon>
        <draw:line draw:style-name="gr12" draw:text-style-name="P11" draw:layer="layout" svg:x1="28.3cm" svg:y1="14.8cm" svg:x2="28.6cm" svg:y2="14.8cm">
          <text:p/>
        </draw:line>
        <draw:polyline draw:style-name="gr12" draw:text-style-name="P11" draw:layer="layout" svg:width="1.964cm" svg:height="0.479cm" draw:transform="rotate (1.81339709282211) translate (28.4cm 14.8cm)" svg:viewBox="0 0 1965 480" draw:points="0,0 1941,480 1965,383">
          <text:p/>
        </draw:polyline>
        <draw:custom-shape draw:style-name="gr13" draw:text-style-name="P10" draw:layer="layout" svg:width="1.8cm" svg:height="1.4cm" svg:x="25.6cm" svg:y="14cm">
          <text:p text:style-name="P1"><text:span text:style-name="T1">line_encod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7.4cm" svg:y1="14.8cm" svg:x2="28cm" svg:y2="14.8cm">
          <text:p/>
        </draw:line>
        <draw:line draw:style-name="gr5" draw:text-style-name="P6" draw:layer="layout" svg:x1="26.7cm" svg:y1="14cm" svg:x2="26.7cm" svg:y2="13.2cm">
          <text:p/>
        </draw:line>
        <draw:frame draw:style-name="gr6" draw:text-style-name="P13" draw:layer="layout" svg:width="1.8cm" svg:height="0.569cm" svg:x="24.8cm" svg:y="13.3cm">
          <draw:text-box>
            <text:p text:style-name="P12"><text:span text:style-name="T1">receiving</text:span></text:p>
          </draw:text-box>
        </draw:frame>
        <draw:polyline draw:style-name="gr9" draw:text-style-name="P14" draw:layer="layout" svg:width="0.824cm" svg:height="0.387cm" draw:transform="rotate (0.245044226980004) translate (27.4cm 15cm)" svg:viewBox="0 0 825 388" draw:points="0,0 388,97 340,291 728,388 825,0">
          <text:p/>
        </draw:polyline>
        <draw:polygon draw:style-name="gr12" draw:text-style-name="P11" draw:layer="layout" svg:width="0.399cm" svg:height="0.299cm" draw:transform="rotate (-1.5707963267949) translate (28.3cm 14.6cm)" svg:viewBox="0 0 400 300" draw:points="400,300 200,0 0,300">
          <text:p/>
        </draw:polygon>
        <draw:line draw:style-name="gr8" draw:text-style-name="P6" draw:layer="layout" svg:x1="24.2cm" svg:y1="14.2cm" svg:x2="25.6cm" svg:y2="14.2cm">
          <text:p text:style-name="P1"><text:span text:style-name="T1">vld</text:span></text:p>
        </draw:line>
        <draw:line draw:style-name="gr8" draw:text-style-name="P6" draw:layer="layout" svg:x1="24.2cm" svg:y1="14.6cm" svg:x2="25.6cm" svg:y2="14.6cm">
          <text:p text:style-name="P1"><text:span text:style-name="T1">data</text:span></text:p>
        </draw:line>
        <draw:g>
          <draw:line draw:style-name="gr9" draw:text-style-name="P8" draw:layer="layout" svg:x1="24.307cm" svg:y1="14.7cm" svg:x2="24.414cm" svg:y2="14.5cm">
            <text:p/>
          </draw:line>
          <draw:frame draw:style-name="gr10" draw:text-style-name="P9" draw:layer="layout" svg:width="0.32cm" svg:height="0.489cm" svg:x="24.307cm" svg:y="14.1cm">
            <draw:text-box>
              <text:p><text:span text:style-name="T2">8</text:span></text:p>
            </draw:text-box>
          </draw:frame>
        </draw:g>
        <draw:line draw:style-name="gr14" draw:text-style-name="P6" draw:layer="layout" svg:x1="24.2cm" svg:y1="15cm" svg:x2="25.6cm" svg:y2="15cm">
          <text:p text:style-name="P1"><text:span text:style-name="T1">req</text:span></text:p>
        </draw:line>
        <draw:line draw:style-name="gr15" draw:text-style-name="P6" draw:layer="layout" svg:x1="7.4cm" svg:y1="16.6cm" svg:x2="22.4cm" svg:y2="16.6cm">
          <text:p text:style-name="P1"><text:span text:style-name="T1">fwd</text:span></text:p>
        </draw:line>
        <draw:custom-shape draw:style-name="gr16" draw:text-style-name="P15" draw:layer="layout" svg:width="1.6cm" svg:height="0.8cm" svg:x="7.8cm" svg:y="12.6cm">
          <text:p text:style-name="P1"><text:span text:style-name="T1">LT decode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4cm" svg:y1="15.6cm" svg:x2="8.4cm" svg:y2="15.6cm">
          <text:p text:style-name="P1"><text:span text:style-name="T1">lt_vld</text:span></text:p>
        </draw:line>
        <draw:line draw:style-name="gr18" draw:text-style-name="P14" draw:layer="layout" svg:x1="8.4cm" svg:y1="13.4cm" svg:x2="8.4cm" svg:y2="15.6cm">
          <text:p/>
        </draw:line>
        <draw:custom-shape draw:style-name="gr19" draw:text-style-name="P15" draw:layer="layout" svg:width="3.2cm" svg:height="0.8cm" svg:x="10cm" svg:y="12.6cm">
          <text:p text:style-name="P1"><text:span text:style-name="T1">AT / addr RT</text:span></text:p>
          <text:p text:style-name="P1"><text:span text:style-name="T1"><text:s/></text:span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7.4cm" svg:y1="16cm" svg:x2="10.4cm" svg:y2="16cm">
          <text:p/>
        </draw:line>
        <draw:line draw:style-name="gr18" draw:text-style-name="P14" draw:layer="layout" svg:x1="10.4cm" svg:y1="13.4cm" svg:x2="10.4cm" svg:y2="16cm">
          <text:p/>
        </draw:line>
        <draw:custom-shape draw:style-name="gr16" draw:text-style-name="P15" draw:layer="layout" svg:width="1.6cm" svg:height="0.8cm" svg:x="14cm" svg:y="12.6cm">
          <text:p text:style-name="P1"><text:span text:style-name="T1">bc RT</text:span></text:p>
          <text:p text:style-name="P1"><text:span text:style-name="T1"><text:s/></text:span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14.2cm" svg:y1="13.4cm" svg:x2="14.2cm" svg:y2="16.6cm">
          <text:p/>
        </draw:line>
        <draw:custom-shape draw:style-name="gr19" draw:text-style-name="P17" draw:layer="layout" svg:width="3.2cm" svg:height="0.8cm" svg:x="16.4cm" svg:y="12.6cm">
          <text:p text:style-name="P16"><text:span text:style-name="T1">AT / addr RT</text:span></text:p>
          <text:p text:style-name="P16"><text:span text:style-name="T1"><text:s/></text:span><text:span text:style-name="T1">ge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4cm" svg:y1="15.6cm" svg:x2="22.4cm" svg:y2="15.6cm">
          <text:p/>
        </draw:line>
        <draw:line draw:style-name="gr5" draw:text-style-name="P18" draw:layer="layout" svg:x1="18.8cm" svg:y1="15.2cm" svg:x2="22.4cm" svg:y2="15.2cm">
          <text:p/>
        </draw:line>
        <draw:line draw:style-name="gr22" draw:text-style-name="P19" draw:layer="layout" svg:x1="18.4cm" svg:y1="15.6cm" svg:x2="18.4cm" svg:y2="13.4cm">
          <text:p/>
        </draw:line>
        <draw:line draw:style-name="gr9" draw:text-style-name="P19" draw:layer="layout" svg:x1="18.8cm" svg:y1="15.2cm" svg:x2="18.8cm" svg:y2="13.4cm">
          <text:p/>
        </draw:line>
        <draw:custom-shape draw:style-name="gr16" draw:text-style-name="P17" draw:layer="layout" svg:width="1.6cm" svg:height="0.8cm" svg:x="20.2cm" svg:y="12.6cm">
          <text:p text:style-name="P16"><text:span text:style-name="T1">LT ge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8cm" svg:y1="14.2cm" svg:x2="22.4cm" svg:y2="14.2cm">
          <text:p/>
        </draw:line>
        <draw:line draw:style-name="gr5" draw:text-style-name="P18" draw:layer="layout" svg:x1="21.2cm" svg:y1="13.8cm" svg:x2="22.4cm" svg:y2="13.8cm">
          <text:p/>
        </draw:line>
        <draw:line draw:style-name="gr23" draw:text-style-name="P19" draw:layer="layout" svg:x1="20.8cm" svg:y1="14.2cm" svg:x2="20.8cm" svg:y2="13.4cm">
          <text:p/>
        </draw:line>
        <draw:line draw:style-name="gr9" draw:text-style-name="P20" draw:layer="layout" svg:x1="21.2cm" svg:y1="13.8cm" svg:x2="21.2cm" svg:y2="13.4cm">
          <text:p/>
        </draw:line>
        <draw:line draw:style-name="gr21" draw:text-style-name="P14" draw:layer="layout" svg:x1="11.4cm" svg:y1="13.4cm" svg:x2="11.4cm" svg:y2="16.6cm">
          <text:p/>
        </draw:line>
        <draw:line draw:style-name="gr21" draw:text-style-name="P14" draw:layer="layout" svg:x1="8.8cm" svg:y1="13.4cm" svg:x2="8.8cm" svg:y2="16.6cm">
          <text:p/>
        </draw:line>
        <draw:line draw:style-name="gr22" draw:text-style-name="P19" draw:layer="layout" svg:x1="14.8cm" svg:y1="12.6cm" svg:x2="14.8cm" svg:y2="10.6cm">
          <text:p/>
        </draw:line>
        <draw:line draw:style-name="gr22" draw:text-style-name="P19" draw:layer="layout" svg:x1="14.4cm" svg:y1="12.2cm" svg:x2="14.4cm" svg:y2="10.6cm">
          <text:p/>
        </draw:line>
        <draw:polyline draw:style-name="gr9" draw:text-style-name="P14" draw:layer="layout" svg:width="5.761cm" svg:height="1.168cm" draw:transform="rotate (0.20298179200694) translate (8.52101915806226cm 12.2162555399289cm)" svg:viewBox="0 0 5762 1169" draw:points="0,392 81,0 5762,1169">
          <text:p/>
        </draw:polyline>
        <draw:custom-shape draw:style-name="gr3" draw:text-style-name="P4" draw:layer="layout" svg:width="1.8cm" svg:height="0.8cm" svg:x="25.6cm" svg:y="12.4cm">
          <text:p text:style-name="P1"><text:span text:style-name="T1">line_decode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26.4cm" svg:y1="14cm" svg:x2="26.4cm" svg:y2="13.2cm">
          <text:p/>
        </draw:line>
        <draw:frame draw:style-name="gr25" draw:text-style-name="P13" draw:layer="layout" svg:width="2.1cm" svg:height="0.887cm" svg:x="26.6cm" svg:y="13.3cm">
          <draw:text-box>
            <text:p text:style-name="P12"><text:span text:style-name="T1">transmitting</text:span></text:p>
          </draw:text-box>
        </draw:frame>
        <draw:line draw:style-name="gr4" draw:text-style-name="P5" draw:layer="layout" svg:x1="27.4cm" svg:y1="12.8cm" svg:x2="28cm" svg:y2="12.8cm">
          <text:p/>
        </draw:line>
        <draw:custom-shape draw:style-name="gr7" draw:text-style-name="P4" draw:layer="layout" svg:width="1.8cm" svg:height="3.6cm" svg:x="22.4cm" svg:y="9.6cm">
          <text:p text:style-name="P1"><text:span text:style-name="T1">low_speed_</text:span></text:p>
          <text:p text:style-name="P1"><text:span text:style-name="T1">rx_fsm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4.2cm" svg:y1="12.5cm" svg:x2="25.6cm" svg:y2="12.5cm">
          <text:p text:style-name="P1"><text:span text:style-name="T1">vld</text:span></text:p>
        </draw:line>
        <draw:line draw:style-name="gr14" draw:text-style-name="P6" draw:layer="layout" svg:x1="24.2cm" svg:y1="12.9cm" svg:x2="25.6cm" svg:y2="12.9cm">
          <text:p text:style-name="P1"><text:span text:style-name="T1">data</text:span></text:p>
        </draw:line>
        <draw:g>
          <draw:line draw:style-name="gr9" draw:text-style-name="P8" draw:layer="layout" svg:x1="25.3cm" svg:y1="13cm" svg:x2="25.4cm" svg:y2="12.8cm">
            <text:p/>
          </draw:line>
          <draw:frame draw:style-name="gr10" draw:text-style-name="P9" draw:layer="layout" svg:width="0.3cm" svg:height="0.489cm" svg:x="25.3cm" svg:y="12.4cm">
            <draw:text-box>
              <text:p><text:span text:style-name="T2">8</text:span></text:p>
            </draw:text-box>
          </draw:frame>
        </draw:g>
        <draw:polyline draw:style-name="gr5" draw:text-style-name="P6" draw:layer="layout" svg:width="4.022cm" svg:height="2.555cm" draw:transform="rotate (-0.737750674818004) translate (18.4223894498769cm 9.67522611748398cm)" svg:viewBox="0 0 4023 2556" draw:points="0,1520 942,2556 3754,0 4023,296">
          <text:p/>
        </draw:polyline>
        <draw:g>
          <draw:line draw:style-name="gr9" draw:text-style-name="P14" draw:layer="layout" svg:x1="22.8cm" svg:y1="16.4cm" svg:x2="23.8cm" svg:y2="16.4cm">
            <text:p/>
          </draw:line>
          <draw:line draw:style-name="gr9" draw:text-style-name="P14" draw:layer="layout" svg:x1="22.8cm" svg:y1="16.8cm" svg:x2="23.8cm" svg:y2="16.8cm">
            <text:p/>
          </draw:line>
          <draw:line draw:style-name="gr9" draw:text-style-name="P14" draw:layer="layout" svg:x1="23.8cm" svg:y1="16.4cm" svg:x2="23.8cm" svg:y2="16.8cm">
            <text:p/>
          </draw:line>
          <draw:line draw:style-name="gr9" draw:text-style-name="P14" draw:layer="layout" svg:x1="23.6cm" svg:y1="16.4cm" svg:x2="23.6cm" svg:y2="16.8cm">
            <text:p/>
          </draw:line>
          <draw:line draw:style-name="gr9" draw:text-style-name="P14" draw:layer="layout" svg:x1="23.4cm" svg:y1="16.4cm" svg:x2="23.4cm" svg:y2="16.8cm">
            <text:p/>
          </draw:line>
          <draw:line draw:style-name="gr9" draw:text-style-name="P14" draw:layer="layout" svg:x1="23.2cm" svg:y1="16.4cm" svg:x2="23.2cm" svg:y2="16.8cm">
            <text:p/>
          </draw:line>
        </draw:g>
        <draw:custom-shape draw:style-name="gr26" draw:text-style-name="P4" draw:layer="layout" svg:width="1.7cm" svg:height="0.8cm" svg:x="25.7cm" svg:y="2.611cm">
          <text:p text:style-name="P1"><text:span text:style-name="T1">line_decod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8cm" svg:y1="3.012cm" svg:x2="27.4cm" svg:y2="3.012cm">
          <text:p/>
        </draw:line>
        <draw:line draw:style-name="gr5" draw:text-style-name="P6" draw:layer="layout" svg:x1="26.7cm" svg:y1="2.612cm" svg:x2="26.7cm" svg:y2="2.012cm">
          <text:p/>
        </draw:line>
        <draw:frame draw:style-name="gr6" draw:text-style-name="P7" draw:layer="layout" svg:width="1.8cm" svg:height="0.569cm" svg:x="25.821cm" svg:y="1.476cm">
          <draw:text-box>
            <text:p text:style-name="P1"><text:span text:style-name="T1">receiving</text:span></text:p>
          </draw:text-box>
        </draw:frame>
        <draw:custom-shape draw:style-name="gr7" draw:text-style-name="P4" draw:layer="layout" svg:width="1.8cm" svg:height="3.6cm" svg:x="22.2cm" svg:y="2.412cm">
          <text:p text:style-name="P1"><text:span text:style-name="T1">low_speed_</text:span></text:p>
          <text:p text:style-name="P1"><text:span text:style-name="T1">rx_fsm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24cm" svg:y1="3.2cm" svg:x2="25.7cm" svg:y2="3.212cm">
          <text:p text:style-name="P1"><text:span text:style-name="T1">vld</text:span></text:p>
        </draw:line>
        <draw:line draw:style-name="gr14" draw:text-style-name="P6" draw:layer="layout" svg:x1="24cm" svg:y1="2.8cm" svg:x2="25.7cm" svg:y2="2.812cm">
          <text:p text:style-name="P1"><text:span text:style-name="T1">data</text:span></text:p>
        </draw:line>
        <draw:g>
          <draw:line draw:style-name="gr9" draw:text-style-name="P8" draw:layer="layout" svg:x1="25.6cm" svg:y1="2.712cm" svg:x2="25.5cm" svg:y2="2.912cm">
            <text:p/>
          </draw:line>
          <draw:frame draw:style-name="gr10" draw:text-style-name="P9" draw:layer="layout" svg:width="0.3cm" svg:height="0.489cm" draw:transform="rotate (-3.14159265358979) translate (25.6cm 3.312cm)">
            <draw:text-box>
              <text:p><text:span text:style-name="T2">8</text:span></text:p>
            </draw:text-box>
          </draw:frame>
        </draw:g>
        <draw:custom-shape draw:style-name="gr11" draw:text-style-name="P10" draw:layer="layout" svg:width="1.803cm" svg:height="3.6cm" svg:x="5.396cm" svg:y="2.411cm">
          <text:p text:style-name="P1"><text:span text:style-name="T1">low_speed_</text:span></text:p>
          <text:p text:style-name="P1"><text:span text:style-name="T1">tx_fsm</text:span></text:p>
          <draw:enhanced-geometry svg:viewBox="0 0 21600 21600" draw:type="rectangle" draw:enhanced-path="M 0 0 L 21600 0 21600 21600 0 21600 0 0 Z N"/>
        </draw:custom-shape>
        <draw:polygon draw:style-name="gr12" draw:text-style-name="P11" draw:layer="layout" svg:width="0.399cm" svg:height="0.299cm" draw:transform="rotate (-1.5707963267949) translate (1.59996908345206cm 6.61153589284343cm)" svg:viewBox="0 0 400 300" draw:points="0,300 200,0 400,300">
          <text:p/>
        </draw:polygon>
        <draw:line draw:style-name="gr12" draw:text-style-name="P11" draw:layer="layout" svg:x1="1.3cm" svg:y1="4.812cm" svg:x2="1cm" svg:y2="4.812cm">
          <text:p/>
        </draw:line>
        <draw:polyline draw:style-name="gr12" draw:text-style-name="P11" draw:layer="layout" svg:width="1.964cm" svg:height="0.479cm" draw:transform="rotate (-1.32819556076769) translate (1.19996908345206cm 4.81153589284343cm)" svg:viewBox="0 0 1965 480" draw:points="0,0 1941,480 1965,383">
          <text:p/>
        </draw:polyline>
        <draw:custom-shape draw:style-name="gr13" draw:text-style-name="P10" draw:layer="layout" svg:width="1.8cm" svg:height="1.4cm" svg:x="2.201cm" svg:y="4.212cm">
          <text:p text:style-name="P1"><text:span text:style-name="T1">line_encod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cm" svg:y1="4.812cm" svg:x2="1.6cm" svg:y2="4.812cm">
          <text:p/>
        </draw:line>
        <draw:line draw:style-name="gr5" draw:text-style-name="P6" draw:layer="layout" svg:x1="2.9cm" svg:y1="5.612cm" svg:x2="2.9cm" svg:y2="6.412cm">
          <text:p/>
        </draw:line>
        <draw:frame draw:style-name="gr6" draw:text-style-name="P13" draw:layer="layout" svg:width="1.8cm" svg:height="0.569cm" svg:x="3cm" svg:y="5.742cm">
          <draw:text-box>
            <text:p text:style-name="P12"><text:span text:style-name="T1">receiving</text:span></text:p>
          </draw:text-box>
        </draw:frame>
        <draw:polyline draw:style-name="gr9" draw:text-style-name="P14" draw:layer="layout" svg:width="0.824cm" svg:height="0.387cm" draw:transform="rotate (-2.89654842660979) translate (2.19996908345206cm 4.61153589284344cm)" svg:viewBox="0 0 825 388" draw:points="0,0 388,97 340,291 728,388 825,0">
          <text:p/>
        </draw:polyline>
        <draw:polygon draw:style-name="gr12" draw:text-style-name="P11" draw:layer="layout" svg:width="0.399cm" svg:height="0.299cm" draw:transform="rotate (1.5707963267949) translate (1.29996908345206cm 5.01153589284344cm)" svg:viewBox="0 0 400 300" draw:points="400,300 200,0 0,300">
          <text:p/>
        </draw:polygon>
        <draw:line draw:style-name="gr14" draw:text-style-name="P6" draw:layer="layout" svg:x1="4cm" svg:y1="5.412cm" svg:x2="5.4cm" svg:y2="5.412cm">
          <text:p text:style-name="P1"><text:span text:style-name="T1">vld</text:span></text:p>
        </draw:line>
        <draw:line draw:style-name="gr14" draw:text-style-name="P6" draw:layer="layout" svg:x1="4cm" svg:y1="5.012cm" svg:x2="5.4cm" svg:y2="5.012cm">
          <text:p text:style-name="P1"><text:span text:style-name="T1">data</text:span></text:p>
        </draw:line>
        <draw:g>
          <draw:line draw:style-name="gr9" draw:text-style-name="P8" draw:layer="layout" svg:x1="5.294cm" svg:y1="4.912cm" svg:x2="5.187cm" svg:y2="5.112cm">
            <text:p/>
          </draw:line>
          <draw:frame draw:style-name="gr10" draw:text-style-name="P9" draw:layer="layout" svg:width="0.32cm" svg:height="0.489cm" draw:transform="rotate (-3.14159265358979) translate (5.293cm 5.511cm)">
            <draw:text-box>
              <text:p><text:span text:style-name="T2">8</text:span></text:p>
            </draw:text-box>
          </draw:frame>
        </draw:g>
        <draw:line draw:style-name="gr27" draw:text-style-name="P6" draw:layer="layout" svg:x1="4cm" svg:y1="4.612cm" svg:x2="5.4cm" svg:y2="4.612cm">
          <text:p text:style-name="P1"><text:span text:style-name="T1">req</text:span></text:p>
        </draw:line>
        <draw:line draw:style-name="gr28" draw:text-style-name="P6" draw:layer="layout" svg:x1="7.2cm" svg:y1="3.012cm" svg:x2="22.2cm" svg:y2="3cm">
          <text:p text:style-name="P1"><text:span text:style-name="T1">fwd</text:span></text:p>
        </draw:line>
        <draw:custom-shape draw:style-name="gr16" draw:text-style-name="P15" draw:layer="layout" svg:width="1.6cm" svg:height="0.8cm" svg:x="20.2cm" svg:y="6.212cm">
          <text:p text:style-name="P1"><text:span text:style-name="T1">LT decode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1.2cm" svg:y1="4.012cm" svg:x2="22.2cm" svg:y2="4cm">
          <text:p text:style-name="P1"><text:span text:style-name="T1">lt_vld</text:span></text:p>
        </draw:line>
        <draw:line draw:style-name="gr18" draw:text-style-name="P14" draw:layer="layout" svg:x1="21.2cm" svg:y1="6.212cm" svg:x2="21.2cm" svg:y2="4.012cm">
          <text:p/>
        </draw:line>
        <draw:custom-shape draw:style-name="gr19" draw:text-style-name="P15" draw:layer="layout" svg:width="3.2cm" svg:height="0.8cm" svg:x="16.4cm" svg:y="6.211cm">
          <text:p text:style-name="P1"><text:span text:style-name="T1">AT / addr RT</text:span></text:p>
          <text:p text:style-name="P1"><text:span text:style-name="T1"><text:s/></text:span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22.2cm" svg:y1="3.6cm" svg:x2="19.2cm" svg:y2="3.612cm">
          <text:p/>
        </draw:line>
        <draw:line draw:style-name="gr18" draw:text-style-name="P14" draw:layer="layout" svg:x1="19.2cm" svg:y1="6.212cm" svg:x2="19.2cm" svg:y2="3.612cm">
          <text:p/>
        </draw:line>
        <draw:custom-shape draw:style-name="gr16" draw:text-style-name="P15" draw:layer="layout" svg:width="1.6cm" svg:height="0.8cm" svg:x="14cm" svg:y="6.212cm">
          <text:p text:style-name="P1"><text:span text:style-name="T1">bc RT</text:span></text:p>
          <text:p text:style-name="P1"><text:span text:style-name="T1"><text:s/></text:span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15.4cm" svg:y1="6.212cm" svg:x2="15.4cm" svg:y2="3.012cm">
          <text:p/>
        </draw:line>
        <draw:custom-shape draw:style-name="gr19" draw:text-style-name="P17" draw:layer="layout" svg:width="3.2cm" svg:height="0.8cm" svg:x="10cm" svg:y="6.212cm">
          <text:p text:style-name="P16"><text:span text:style-name="T1">AT / addr RT</text:span></text:p>
          <text:p text:style-name="P16"><text:span text:style-name="T1"><text:s/></text:span><text:span text:style-name="T1">ge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1.2cm" svg:y1="4.012cm" svg:x2="7.2cm" svg:y2="4.012cm">
          <text:p/>
        </draw:line>
        <draw:line draw:style-name="gr5" draw:text-style-name="P18" draw:layer="layout" svg:x1="10.8cm" svg:y1="4.412cm" svg:x2="7.2cm" svg:y2="4.412cm">
          <text:p/>
        </draw:line>
        <draw:line draw:style-name="gr22" draw:text-style-name="P19" draw:layer="layout" svg:x1="11.2cm" svg:y1="4.012cm" svg:x2="11.2cm" svg:y2="6.212cm">
          <text:p/>
        </draw:line>
        <draw:line draw:style-name="gr9" draw:text-style-name="P19" draw:layer="layout" svg:x1="10.8cm" svg:y1="4.412cm" svg:x2="10.8cm" svg:y2="6.212cm">
          <text:p/>
        </draw:line>
        <draw:custom-shape draw:style-name="gr16" draw:text-style-name="P17" draw:layer="layout" svg:width="1.6cm" svg:height="0.8cm" svg:x="7.8cm" svg:y="6.212cm">
          <text:p text:style-name="P16"><text:span text:style-name="T1">LT ge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8.8cm" svg:y1="5.412cm" svg:x2="7.2cm" svg:y2="5.412cm">
          <text:p/>
        </draw:line>
        <draw:line draw:style-name="gr5" draw:text-style-name="P18" draw:layer="layout" svg:x1="8.4cm" svg:y1="5.812cm" svg:x2="7.2cm" svg:y2="5.812cm">
          <text:p/>
        </draw:line>
        <draw:line draw:style-name="gr23" draw:text-style-name="P19" draw:layer="layout" svg:x1="8.8cm" svg:y1="5.412cm" svg:x2="8.8cm" svg:y2="6.212cm">
          <text:p/>
        </draw:line>
        <draw:line draw:style-name="gr9" draw:text-style-name="P20" draw:layer="layout" svg:x1="8.4cm" svg:y1="5.812cm" svg:x2="8.4cm" svg:y2="6.212cm">
          <text:p/>
        </draw:line>
        <draw:line draw:style-name="gr21" draw:text-style-name="P14" draw:layer="layout" svg:x1="18.2cm" svg:y1="6.212cm" svg:x2="18.2cm" svg:y2="3.012cm">
          <text:p/>
        </draw:line>
        <draw:line draw:style-name="gr21" draw:text-style-name="P14" draw:layer="layout" svg:x1="20.8cm" svg:y1="6.212cm" svg:x2="20.8cm" svg:y2="3.012cm">
          <text:p/>
        </draw:line>
        <draw:line draw:style-name="gr22" draw:text-style-name="P19" draw:layer="layout" svg:x1="14.8cm" svg:y1="7.012cm" svg:x2="14.8cm" svg:y2="9.012cm">
          <text:p/>
        </draw:line>
        <draw:line draw:style-name="gr22" draw:text-style-name="P19" draw:layer="layout" svg:x1="15.2cm" svg:y1="7.4cm" svg:x2="15.2cm" svg:y2="9cm">
          <text:p/>
        </draw:line>
        <draw:polyline draw:style-name="gr9" draw:text-style-name="P14" draw:layer="layout" svg:width="5.758cm" svg:height="1.18cm" draw:transform="rotate (-2.93861086158285) translate (21.0791782940426cm 7.39570382122124cm)" svg:viewBox="0 0 5759 1181" draw:points="0,393 81,0 5759,1181">
          <text:p/>
        </draw:polyline>
        <draw:custom-shape draw:style-name="gr3" draw:text-style-name="P4" draw:layer="layout" svg:width="1.8cm" svg:height="0.8cm" svg:x="2.2cm" svg:y="6.412cm">
          <text:p text:style-name="P1"><text:span text:style-name="T1">line_decode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3.2cm" svg:y1="5.612cm" svg:x2="3.2cm" svg:y2="6.412cm">
          <text:p/>
        </draw:line>
        <draw:frame draw:style-name="gr25" draw:text-style-name="P13" draw:layer="layout" svg:width="2.1cm" svg:height="0.887cm" svg:x="1cm" svg:y="5.723cm">
          <draw:text-box>
            <text:p text:style-name="P12"><text:span text:style-name="T1">transmitting</text:span></text:p>
          </draw:text-box>
        </draw:frame>
        <draw:line draw:style-name="gr4" draw:text-style-name="P5" draw:layer="layout" svg:x1="2.2cm" svg:y1="6.812cm" svg:x2="1.6cm" svg:y2="6.812cm">
          <text:p/>
        </draw:line>
        <draw:custom-shape draw:style-name="gr7" draw:text-style-name="P4" draw:layer="layout" svg:width="1.8cm" svg:height="3.6cm" svg:x="5.4cm" svg:y="6.412cm">
          <text:p text:style-name="P1"><text:span text:style-name="T1">low_speed_</text:span></text:p>
          <text:p text:style-name="P1"><text:span text:style-name="T1">rx_fsm</text:span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4cm" svg:y1="7.112cm" svg:x2="5.4cm" svg:y2="7.112cm">
          <text:p text:style-name="P1"><text:span text:style-name="T1">vld</text:span></text:p>
        </draw:line>
        <draw:line draw:style-name="gr27" draw:text-style-name="P6" draw:layer="layout" svg:x1="4cm" svg:y1="6.712cm" svg:x2="5.4cm" svg:y2="6.712cm">
          <text:p text:style-name="P1"><text:span text:style-name="T1">data</text:span></text:p>
        </draw:line>
        <draw:g>
          <draw:line draw:style-name="gr9" draw:text-style-name="P8" draw:layer="layout" svg:x1="4.3cm" svg:y1="6.612cm" svg:x2="4.2cm" svg:y2="6.812cm">
            <text:p/>
          </draw:line>
          <draw:frame draw:style-name="gr10" draw:text-style-name="P9" draw:layer="layout" svg:width="0.3cm" svg:height="0.489cm" draw:transform="rotate (-3.14159265358979) translate (4.3cm 7.212cm)">
            <draw:text-box>
              <text:p><text:span text:style-name="T2">8</text:span></text:p>
            </draw:text-box>
          </draw:frame>
        </draw:g>
        <draw:polyline draw:style-name="gr5" draw:text-style-name="P6" draw:layer="layout" svg:width="3.847cm" svg:height="2.482cm" draw:transform="rotate (2.38062909972027) translate (11.1870938817711cm 9.86365620835768cm)" svg:viewBox="0 0 3848 2483" draw:points="0,1469 965,2483 3572,0 3848,290">
          <text:p/>
        </draw:polyline>
        <draw:g>
          <draw:line draw:style-name="gr9" draw:text-style-name="P14" draw:layer="layout" svg:x1="6.8cm" svg:y1="5.712cm" svg:x2="5.8cm" svg:y2="5.712cm">
            <text:p/>
          </draw:line>
          <draw:line draw:style-name="gr9" draw:text-style-name="P14" draw:layer="layout" svg:x1="6.8cm" svg:y1="5.312cm" svg:x2="5.8cm" svg:y2="5.312cm">
            <text:p/>
          </draw:line>
          <draw:line draw:style-name="gr9" draw:text-style-name="P14" draw:layer="layout" svg:x1="5.8cm" svg:y1="5.712cm" svg:x2="5.8cm" svg:y2="5.312cm">
            <text:p/>
          </draw:line>
          <draw:line draw:style-name="gr9" draw:text-style-name="P14" draw:layer="layout" svg:x1="6cm" svg:y1="5.712cm" svg:x2="6cm" svg:y2="5.312cm">
            <text:p/>
          </draw:line>
          <draw:line draw:style-name="gr9" draw:text-style-name="P14" draw:layer="layout" svg:x1="6.2cm" svg:y1="5.712cm" svg:x2="6.2cm" svg:y2="5.312cm">
            <text:p/>
          </draw:line>
          <draw:line draw:style-name="gr9" draw:text-style-name="P14" draw:layer="layout" svg:x1="6.4cm" svg:y1="5.712cm" svg:x2="6.4cm" svg:y2="5.312cm">
            <text:p/>
          </draw:line>
        </draw:g>
        <draw:custom-shape draw:style-name="gr29" draw:text-style-name="P21" draw:layer="layout" svg:width="1.4cm" svg:height="1.2cm" svg:x="12.4cm" svg:y="7.4cm">
          <text:p text:style-name="P1"><text:span text:style-name="T1">reg_file</text:span></text:p>
          <text:p text:style-name="P1"><text:span text:style-name="T1">common</text:span><text:span text:style-name="T1"><text:line-break/></text:span><text:span text:style-name="T1">part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2cm" svg:height="1.4cm" svg:x="22.4cm" svg:y="6.4cm">
          <text:p text:style-name="P1"><text:span text:style-name="T1">reg_file</text:span></text:p>
          <text:p text:style-name="P1"><text:span text:style-name="T1">c-side part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2cm" svg:height="1.4cm" svg:x="5.2cm" svg:y="11.8cm">
          <text:p text:style-name="P1"><text:span text:style-name="T1">reg_file</text:span></text:p>
          <text:p text:style-name="P1"><text:span text:style-name="T1">h-side part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4cm" svg:y1="9.2cm" svg:x2="13.6cm" svg:y2="9.2cm">
          <text:p/>
        </draw:line>
        <draw:polyline draw:style-name="gr23" draw:text-style-name="P14" draw:layer="layout" svg:width="5.089cm" svg:height="1.641cm" draw:transform="rotate (2.38080363264546) translate (21.3541182575188cm 11.6986679271751cm)" svg:viewBox="0 0 5090 1642" draw:points="0,1517 1593,0 2972,1449 3986,483 5090,1642">
          <text:p/>
        </draw:polyline>
        <draw:polyline draw:style-name="gr23" draw:text-style-name="P14" draw:layer="layout" svg:width="4.524cm" svg:height="1.393cm" draw:transform="rotate (2.34205732325119) translate (21.4745564899068cm 11.0996402768852cm)" svg:viewBox="0 0 4525 1394" draw:points="0,1291 1255,0 2689,1394 3665,390 4525,1227">
          <text:p/>
        </draw:polyline>
        <draw:polyline draw:style-name="gr23" draw:text-style-name="P14" draw:layer="layout" svg:width="2.972cm" svg:height="0.945cm" draw:transform="rotate (1.90171075297302) translate (21.5055651946102cm 10.107280302488cm)" svg:viewBox="0 0 2973 946" draw:points="0,946 325,0 2973,910">
          <text:p/>
        </draw:polyline>
        <draw:line draw:style-name="gr21" draw:text-style-name="P14" draw:layer="layout" svg:x1="20.6cm" svg:y1="7cm" svg:x2="20.6cm" svg:y2="8.2cm">
          <text:p/>
        </draw:line>
        <draw:polyline draw:style-name="gr23" draw:text-style-name="P14" draw:layer="layout" svg:width="5.089cm" svg:height="1.641cm" draw:transform="rotate (-0.760789020944329) translate (8.24588174248123cm 7.90133207282494cm)" svg:viewBox="0 0 5090 1642" draw:points="0,1517 1593,0 2972,1449 3986,483 5090,1642">
          <text:p/>
        </draw:polyline>
        <draw:polyline draw:style-name="gr23" draw:text-style-name="P14" draw:layer="layout" svg:width="4.524cm" svg:height="1.393cm" draw:transform="rotate (-0.799535330338603) translate (8.12544351009325cm 8.50035972311477cm)" svg:viewBox="0 0 4525 1394" draw:points="0,1291 1255,0 2689,1394 3665,390 4525,1227">
          <text:p/>
        </draw:polyline>
        <draw:polyline draw:style-name="gr23" draw:text-style-name="P14" draw:layer="layout" svg:width="2.972cm" svg:height="0.945cm" draw:transform="rotate (-1.23988190061677) translate (8.09443480538977cm 9.49271969751197cm)" svg:viewBox="0 0 2973 946" draw:points="0,946 325,0 2973,910">
          <text:p/>
        </draw:polyline>
        <draw:line draw:style-name="gr21" draw:text-style-name="P14" draw:layer="layout" svg:x1="9cm" svg:y1="12.6cm" svg:x2="9cm" svg:y2="11.4cm">
          <text:p/>
        </draw:line>
        <draw:line draw:style-name="gr31" draw:text-style-name="P14" draw:layer="layout" svg:x1="13.8cm" svg:y1="8cm" svg:x2="14.4cm" svg:y2="9cm">
          <text:p/>
        </draw:line>
        <draw:line draw:style-name="gr31" draw:text-style-name="P14" draw:layer="layout" svg:x1="12cm" svg:y1="9.4cm" svg:x2="7.2cm" svg:y2="12.4cm">
          <text:p/>
        </draw:line>
        <draw:line draw:style-name="gr31" draw:text-style-name="P14" draw:layer="layout" svg:x1="22.4cm" svg:y1="7.1cm" svg:x2="17.6cm" svg:y2="10.3cm">
          <text:p/>
        </draw:line>
        <draw:g>
          <draw:line draw:style-name="gr9" draw:text-style-name="P14" draw:layer="layout" svg:x1="2.2cm" svg:y1="5.3cm" svg:x2="2cm" svg:y2="5.3cm">
            <text:p/>
          </draw:line>
          <draw:line draw:style-name="gr9" draw:text-style-name="P14" draw:layer="layout" svg:x1="2cm" svg:y1="5.3cm" svg:x2="2cm" svg:y2="15.2cm">
            <text:p/>
          </draw:line>
          <draw:line draw:style-name="gr9" draw:text-style-name="P14" draw:layer="layout" svg:x1="1.4cm" svg:y1="16cm" svg:x2="1.4cm" svg:y2="15.2cm">
            <text:p/>
          </draw:line>
          <draw:line draw:style-name="gr9" draw:text-style-name="P14" draw:layer="layout" svg:x1="2cm" svg:y1="15.2cm" svg:x2="1.4cm" svg:y2="15.2cm">
            <text:p/>
          </draw:line>
          <draw:line draw:style-name="gr9" draw:text-style-name="P14" draw:layer="layout" svg:x1="1.8cm" svg:y1="16cm" svg:x2="1.6cm" svg:y2="16cm">
            <text:p/>
          </draw:line>
          <draw:line draw:style-name="gr32" draw:text-style-name="P14" draw:layer="layout" svg:x1="1.8cm" svg:y1="16cm" svg:x2="1.8cm" svg:y2="4.8cm">
            <text:p/>
          </draw:line>
        </draw:g>
        <draw:g>
          <draw:line draw:style-name="gr9" draw:text-style-name="P14" draw:layer="layout" svg:x1="27.4cm" svg:y1="14.3cm" svg:x2="27.6cm" svg:y2="14.3cm">
            <text:p/>
          </draw:line>
          <draw:line draw:style-name="gr9" draw:text-style-name="P14" draw:layer="layout" svg:x1="27.6cm" svg:y1="14.3cm" svg:x2="27.6cm" svg:y2="4.4cm">
            <text:p/>
          </draw:line>
          <draw:line draw:style-name="gr9" draw:text-style-name="P14" draw:layer="layout" svg:x1="28.2cm" svg:y1="3.6cm" svg:x2="28.2cm" svg:y2="4.4cm">
            <text:p/>
          </draw:line>
          <draw:line draw:style-name="gr9" draw:text-style-name="P14" draw:layer="layout" svg:x1="27.6cm" svg:y1="4.4cm" svg:x2="28.2cm" svg:y2="4.4cm">
            <text:p/>
          </draw:line>
          <draw:line draw:style-name="gr9" draw:text-style-name="P14" draw:layer="layout" svg:x1="27.8cm" svg:y1="3.6cm" svg:x2="28cm" svg:y2="3.6cm">
            <text:p/>
          </draw:line>
          <draw:line draw:style-name="gr32" draw:text-style-name="P14" draw:layer="layout" svg:x1="27.8cm" svg:y1="3.6cm" svg:x2="27.8cm" svg:y2="14.8cm">
            <text:p/>
          </draw:line>
        </draw:g>
        <draw:g>
          <draw:polygon draw:style-name="gr12" draw:text-style-name="P11" draw:layer="layout" svg:width="0.399cm" svg:height="0.299cm" draw:transform="rotate (-1.5707963267949) translate (28.2999690834521cm 3.41153589284343cm)" svg:viewBox="0 0 400 300" draw:points="0,300 200,0 400,300">
            <text:p/>
          </draw:polygon>
          <draw:polygon draw:style-name="gr12" draw:text-style-name="P11" draw:layer="layout" svg:width="0.399cm" svg:height="0.299cm" draw:transform="rotate (1.5707963267949) translate (27.9999690834521cm 3.21153589284343cm)" svg:viewBox="0 0 400 300" draw:points="400,300 200,0 0,300">
            <text:p/>
          </draw:polygon>
          <draw:line draw:style-name="gr12" draw:text-style-name="P11" draw:layer="layout" svg:x1="28.3cm" svg:y1="3.012cm" svg:x2="28.6cm" svg:y2="3.012cm">
            <text:p/>
          </draw:line>
          <draw:polyline draw:style-name="gr12" draw:text-style-name="P11" draw:layer="layout" svg:width="0.605cm" svg:height="0.143cm" draw:transform="rotate (1.32819556076768) translate (28.2542821401109cm 3.60022951742495cm)" svg:viewBox="0 0 606 144" draw:points="606,0 24,144 0,47">
            <text:p/>
          </draw:polyline>
        </draw:g>
        <draw:g>
          <draw:polygon draw:style-name="gr12" draw:text-style-name="P11" draw:layer="layout" svg:width="0.399cm" svg:height="0.299cm" draw:transform="rotate (1.5707963267949) translate (1.3cm 16.2cm)" svg:viewBox="0 0 400 300" draw:points="0,300 200,0 400,300">
            <text:p/>
          </draw:polygon>
          <draw:polygon draw:style-name="gr12" draw:text-style-name="P11" draw:layer="layout" svg:width="0.399cm" svg:height="0.299cm" draw:transform="rotate (-1.5707963267949) translate (1.6cm 16.4cm)" svg:viewBox="0 0 400 300" draw:points="400,300 200,0 0,300">
            <text:p/>
          </draw:polygon>
          <draw:line draw:style-name="gr12" draw:text-style-name="P11" draw:layer="layout" svg:x1="1.3cm" svg:y1="16.6cm" svg:x2="1cm" svg:y2="16.6cm">
            <text:p/>
          </draw:line>
          <draw:polyline draw:style-name="gr12" draw:text-style-name="P11" draw:layer="layout" svg:width="0.605cm" svg:height="0.143cm" draw:transform="rotate (-1.81339709282211) translate (1.34568694334121cm 16.0113063754185cm)" svg:viewBox="0 0 606 144" draw:points="606,0 24,144 0,47">
            <text:p/>
          </draw:polyline>
        </draw:g>
        <draw:custom-shape draw:style-name="gr33" draw:text-style-name="P22" draw:layer="layout" svg:width="2cm" svg:height="1.6cm" svg:x="2.4cm" svg:y="10.6cm">
          <text:p text:style-name="P1"><text:span text:style-name="T1">rx_qualitiy_</text:span></text:p>
          <text:p text:style-name="P1"><text:span text:style-name="T1">meas_fsm</text:span></text:p>
          <text:p text:style-name="P1"><text:span text:style-name="T1">H-side</text:span></text:p>
          <text:p text:style-name="P1"><text:span text:style-name="T1">lane 0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2cm" svg:height="1.6cm" svg:x="2.4cm" svg:y="12.4cm">
          <text:p text:style-name="P1"><text:span text:style-name="T1">rx_qualitiy_</text:span></text:p>
          <text:p text:style-name="P1"><text:span text:style-name="T1">meas_fsm</text:span></text:p>
          <text:p text:style-name="P1"><text:span text:style-name="T1">H-side</text:span></text:p>
          <text:p text:style-name="P1"><text:span text:style-name="T1">lane 1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5.2cm" svg:y1="12.6cm" svg:x2="4.4cm" svg:y2="12.6cm">
          <text:p/>
        </draw:line>
        <draw:line draw:style-name="gr31" draw:text-style-name="P14" draw:layer="layout" svg:x1="5.2cm" svg:y1="12cm" svg:x2="4.4cm" svg:y2="12cm">
          <text:p/>
        </draw:line>
        <draw:custom-shape draw:style-name="gr33" draw:text-style-name="P22" draw:layer="layout" svg:width="2cm" svg:height="1.6cm" svg:x="25.2cm" svg:y="5.6cm">
          <text:p text:style-name="P1"><text:span text:style-name="T1">rx_qualitiy_</text:span></text:p>
          <text:p text:style-name="P1"><text:span text:style-name="T1">meas_fsm</text:span></text:p>
          <text:p text:style-name="P1"><text:span text:style-name="T1">H-side</text:span></text:p>
          <text:p text:style-name="P1"><text:span text:style-name="T1">lane 0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2cm" svg:height="1.6cm" svg:x="25.2cm" svg:y="7.4cm">
          <text:p text:style-name="P1"><text:span text:style-name="T1">rx_qualitiy_</text:span></text:p>
          <text:p text:style-name="P1"><text:span text:style-name="T1">meas_fsm</text:span></text:p>
          <text:p text:style-name="P1"><text:span text:style-name="T1">H-side</text:span></text:p>
          <text:p text:style-name="P1"><text:span text:style-name="T1">lane 1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25.2cm" svg:y1="7.6cm" svg:x2="24.4cm" svg:y2="7.6cm">
          <text:p/>
        </draw:line>
        <draw:line draw:style-name="gr31" draw:text-style-name="P14" draw:layer="layout" svg:x1="25.2cm" svg:y1="7cm" svg:x2="24.4cm" svg:y2="7cm">
          <text:p/>
        </draw:line>
        <draw:path draw:style-name="gr34" draw:text-style-name="P5" draw:layer="layout" svg:width="25.406cm" svg:height="9.352cm" draw:transform="rotate (3.140021857263) translate (27.5004877814641cm 14.4379890755679cm)" svg:viewBox="0 0 25407 9353" svg:d="M1615 9335c500 1 658 79 900-101 204-152 56-504 299-700 676-547 1700-103 2500-204 311-265 39-885 298-1201 180-220 799-201 799-201 0 0 3300-105 5500-9 175 70 802 136 1197 299 395 164 1404 97 2000 0 158-52 400-299 400-299l100-401c0 0 82-1455 500-2000 208-273 585-362 900-500 995-434 2025-840 3097-1012 790-126 1600-102 2400-3 443 54 207 766 301 799 1 200 201 300 501 399 385 128 794 184 1200 198 302 11 609-13 700-301 101-320 397-2000-6-3700-300-443-1270-397-1270-397 0 0-781 96-1088 315-161 115-167 392-341 487-761 415-2100 203-2500 304-200 100 50 1314-494 1411-503 90-3704-505-5500 0-174 72-231 224-303 398-345 832 293 1892-97 2703-92 192-500 399-500 399 0 0-730 230-1098 1-127-79-263-254-301-399-215-841 330-1800-4-2600-72-174-226-328-400-400-278-114-816-104-1097-2-245 88-600 500-600 500 0 0-282 996-400 1501-140 597 5 1592-598 1705-1599 303-4898 223-5400-91-548-343-84-304-501-799-230-275-501-599-1201-698-500 0-473-54-700 1-290 68-782 261-798 1101-21 1026-3 3080-3 3080l108 320 900 98z">
          <text:p/>
        </draw:path>
        <draw:custom-shape draw:style-name="gr1" draw:text-style-name="P2" draw:layer="layout" svg:width="1.6cm" svg:height="1.2cm" svg:x="12cm" svg:y="8.8cm">
          <text:p text:style-name="P1"><text:span text:style-name="T1">Init FSM</text:span></text:p>
          <text:p text:style-name="P1"><text:span text:style-name="T1">Phase 4-5</text:span></text:p>
          <text:p text:style-name="P1"><text:span text:style-name="T1">h-side Tx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4cm" svg:y1="10.4cm" svg:x2="13.6cm" svg:y2="10.4cm">
          <text:p/>
        </draw:line>
        <draw:line draw:style-name="gr31" draw:text-style-name="P14" draw:layer="layout" svg:x1="12cm" svg:y1="10.7cm" svg:x2="7.2cm" svg:y2="12.6cm">
          <text:p/>
        </draw:line>
        <draw:custom-shape draw:style-name="gr1" draw:text-style-name="P2" draw:layer="layout" svg:width="1.6cm" svg:height="1.2cm" svg:x="16cm" svg:y="9.6cm">
          <text:p text:style-name="P1"><text:span text:style-name="T1">Init FSM</text:span></text:p>
          <text:p text:style-name="P1"><text:span text:style-name="T1">Phase 4-5</text:span></text:p>
          <text:p text:style-name="P1"><text:span text:style-name="T1">c-side T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2cm" svg:x="16cm" svg:y="8.2cm">
          <text:p text:style-name="P1"><text:span text:style-name="T1">Init FSM</text:span></text:p>
          <text:p text:style-name="P1"><text:span text:style-name="T1">Phase 4-5</text:span></text:p>
          <text:p text:style-name="P1"><text:span text:style-name="T1">c-side Rx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5.6cm" svg:y1="9.212cm" svg:x2="16cm" svg:y2="9.2cm">
          <text:p/>
        </draw:line>
        <draw:line draw:style-name="gr31" draw:text-style-name="P14" draw:layer="layout" svg:x1="22.4cm" svg:y1="6.9cm" svg:x2="17.6cm" svg:y2="8.9cm">
          <text:p/>
        </draw:line>
        <draw:frame draw:style-name="gr35" draw:text-style-name="P24" draw:layer="layout" svg:width="27.6cm" svg:height="0.6cm" svg:x="1cm" svg:y="18.2cm">
          <draw:text-box>
            <text:p text:style-name="P23"><text:span text:style-name="T1">Init FSM Phase 4-5 x-side Tx: “Symmetric Transmitter” or “Asymmetric with Tx being Prim. Partner” or “Asymmetric with Tx being Subord. Partner”</text:span></text:p>
          </draw:text-box>
        </draw:frame>
        <draw:frame draw:style-name="gr35" draw:text-style-name="P24" draw:layer="layout" svg:width="27.6cm" svg:height="0.6cm" svg:x="1cm" svg:y="18.8cm">
          <draw:text-box>
            <text:p text:style-name="P23"><text:span text:style-name="T1">Init FSM Phase 4-5 x-side Rx: “Symmetric Receiver” or “Asymmetric with Rx being Prim. Partner” or “Asymmetric with Rx being Subord. Partner”</text:span></text:p>
          </draw:text-box>
        </draw:frame>
        <draw:path draw:style-name="gr22" draw:text-style-name="P19" draw:layer="layout" svg:width="2.862cm" svg:height="1.373cm" draw:transform="rotate (2.94419591518923) translate (10.0076905126653cm 13.5615415438997cm)" svg:viewBox="0 0 2863 1374" svg:d="M0 981c0 0 1138 501 1706 372 510-115 1157-1353 1157-1353">
          <text:p/>
        </draw:path>
        <draw:line draw:style-name="gr22" draw:text-style-name="P19" draw:layer="layout" svg:x1="11.6cm" svg:y1="12.6cm" svg:x2="11.6cm" svg:y2="7cm">
          <text:p/>
        </draw:line>
        <draw:custom-shape draw:style-name="gr1" draw:text-style-name="P2" draw:layer="layout" svg:width="1.6cm" svg:height="1.2cm" svg:x="12cm" svg:y="8.8cm">
          <text:p text:style-name="P1"><text:span text:style-name="T1">Init FSM</text:span></text:p>
          <text:p text:style-name="P1"><text:span text:style-name="T1">Phase 4-5</text:span></text:p>
          <text:p text:style-name="P1"><text:span text:style-name="T1">h-side Tx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6cm" svg:height="1.2cm" svg:x="9.6cm" svg:y="8.2cm">
          <text:p text:style-name="P1"><text:span text:style-name="T1">TxFFE reg</text:span></text:p>
          <text:p text:style-name="P1"><text:span text:style-name="T1">rd/wr</text:span></text:p>
          <text:p text:style-name="P1"><text:span text:style-name="T1">cmd gen</text:span></text:p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11cm" svg:y1="8.2cm" svg:x2="11cm" svg:y2="7cm">
          <text:p/>
        </draw:line>
        <draw:line draw:style-name="gr5" draw:text-style-name="P18" draw:layer="layout" svg:x1="12cm" svg:y1="9cm" svg:x2="11.2cm" svg:y2="9cm">
          <text:p/>
        </draw:line>
        <draw:polyline draw:style-name="gr5" draw:text-style-name="P18" draw:layer="layout" svg:width="1.486cm" svg:height="0.739cm" draw:transform="rotate (2.40384197877179) translate (11.5023329463683cm 10.9475045778114cm)" svg:viewBox="0 0 1487 740" draw:points="0,740 814,0 1487,740">
          <text:p/>
        </draw:polyline>
        <draw:custom-shape draw:style-name="gr36" draw:text-style-name="P25" draw:layer="layout" svg:width="1.6cm" svg:height="1.2cm" svg:x="7.4cm" svg:y="7.6cm">
          <text:p text:style-name="P1"><text:span text:style-name="T1">Reg</text:span></text:p>
          <text:p text:style-name="P1"><text:span text:style-name="T1">rd/wr</text:span></text:p>
          <text:p text:style-name="P1"><text:span text:style-name="T1">cmd gen</text:span></text:p>
          <draw:enhanced-geometry svg:viewBox="0 0 21600 21600" draw:type="rectangle" draw:enhanced-path="M 0 0 L 21600 0 21600 21600 0 21600 0 0 Z N"/>
        </draw:custom-shape>
        <draw:polyline draw:style-name="gr22" draw:text-style-name="P19" draw:layer="layout" svg:width="1.78cm" svg:height="0.847cm" draw:transform="rotate (0.558679893563385) translate (9cm 7.8cm)" svg:viewBox="0 0 1781 848" draw:points="0,0 1357,848 1781,170">
          <text:p/>
        </draw:polyline>
        <draw:line draw:style-name="gr31" draw:text-style-name="P14" draw:layer="layout" svg:x1="8.2cm" svg:y1="8.8cm" svg:x2="7.2cm" svg:y2="12.1cm">
          <text:p/>
        </draw:line>
        <draw:line draw:style-name="gr5" draw:text-style-name="P18" draw:layer="layout" svg:x1="15.6cm" svg:y1="10.412cm" svg:x2="16cm" svg:y2="10.4cm">
          <text:p/>
        </draw:line>
        <draw:line draw:style-name="gr22" draw:text-style-name="P19" draw:layer="layout" svg:x1="18cm" svg:y1="7cm" svg:x2="18cm" svg:y2="12.6cm">
          <text:p/>
        </draw:line>
        <draw:custom-shape draw:style-name="gr36" draw:text-style-name="P25" draw:layer="layout" svg:width="1.6cm" svg:height="1.2cm" svg:x="18.4cm" svg:y="10.2cm">
          <text:p text:style-name="P1"><text:span text:style-name="T1">TxFFE reg</text:span></text:p>
          <text:p text:style-name="P1"><text:span text:style-name="T1">rd/wr</text:span></text:p>
          <text:p text:style-name="P1"><text:span text:style-name="T1">cmd gen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7.6cm" svg:y1="10.612cm" svg:x2="18.4cm" svg:y2="10.6cm">
          <text:p/>
        </draw:line>
        <draw:line draw:style-name="gr22" draw:text-style-name="P19" draw:layer="layout" svg:x1="18.6cm" svg:y1="11.4cm" svg:x2="18.6cm" svg:y2="12.612cm">
          <text:p/>
        </draw:line>
        <draw:custom-shape draw:style-name="gr36" draw:text-style-name="P25" draw:layer="layout" svg:width="1.6cm" svg:height="1.2cm" svg:x="20.6cm" svg:y="10.8cm">
          <text:p text:style-name="P1"><text:span text:style-name="T1">Reg</text:span></text:p>
          <text:p text:style-name="P1"><text:span text:style-name="T1">rd/wr</text:span></text:p>
          <text:p text:style-name="P1"><text:span text:style-name="T1">cmd gen</text:span></text:p>
          <draw:enhanced-geometry svg:viewBox="0 0 21600 21600" draw:type="rectangle" draw:enhanced-path="M 0 0 L 21600 0 21600 21600 0 21600 0 0 Z N"/>
        </draw:custom-shape>
        <draw:polyline draw:style-name="gr22" draw:text-style-name="P19" draw:layer="layout" svg:width="1.793cm" svg:height="0.723cm" draw:transform="rotate (-2.67192455187812) translate (20.6cm 11.8cm)" svg:viewBox="0 0 1794 724" draw:points="0,0 1427,724 1794,0">
          <text:p/>
        </draw:polyline>
        <draw:line draw:style-name="gr31" draw:text-style-name="P14" draw:layer="layout" svg:x1="22.4cm" svg:y1="7.3cm" svg:x2="21.4cm" svg:y2="10.8cm">
          <text:p/>
        </draw:line>
        <draw:polyline draw:style-name="gr5" draw:text-style-name="P18" draw:layer="layout" svg:width="1.486cm" svg:height="0.739cm" draw:transform="rotate (-0.737750674818004) translate (18.0976670536317cm 8.65249542218862cm)" svg:viewBox="0 0 1487 740" draw:points="0,740 814,0 1487,740">
          <text:p/>
        </draw:polyline>
        <draw:polyline draw:style-name="gr5" draw:text-style-name="P18" draw:layer="layout" svg:width="11.224cm" svg:height="1.882cm" draw:transform="rotate (0.0972148393360842) translate (9.12271720357187cm 13.4075367923279cm)" svg:viewBox="0 0 11225 1883" draw:points="78,0 0,796 11147,1883 11225,1087">
          <text:p/>
        </draw:polyline>
        <draw:polyline draw:style-name="gr5" draw:text-style-name="P18" draw:layer="layout" svg:width="11.224cm" svg:height="1.882cm" draw:transform="rotate (-3.04437781425371) translate (20.4772827964281cm 6.19246320767207cm)" svg:viewBox="0 0 11225 1883" draw:points="78,0 0,796 11147,1883 11225,1087">
          <text:p/>
        </draw:polyline>
        <draw:line draw:style-name="gr21" draw:text-style-name="P14" draw:layer="layout" svg:x1="12.8cm" svg:y1="11.4cm" svg:x2="12.8cm" svg:y2="12.2cm">
          <text:p/>
        </draw:line>
        <draw:line draw:style-name="gr21" draw:text-style-name="P14" draw:layer="layout" svg:x1="16.8cm" svg:y1="8.2cm" svg:x2="16.8cm" svg:y2="7.4cm">
          <text:p/>
        </draw:line>
        <draw:frame draw:style-name="gr35" draw:text-style-name="P24" draw:layer="layout" svg:width="27.6cm" svg:height="0.6cm" svg:x="1cm" svg:y="19.4cm">
          <draw:text-box>
            <text:p text:style-name="P23"><text:span text:style-name="T1">Note: Init FSM Phase 4-5 is also known as:cio_serdes_ctrl and holds also the High-Speed Lane State Machine outlined in Figure 1-4 of the retomer spec. </text:span></text:p>
          </draw:text-box>
        </draw:frame>
        <draw:custom-shape draw:style-name="gr13" draw:text-style-name="P10" draw:layer="layout" svg:width="1.8cm" svg:height="1.4cm" svg:x="2.201cm" svg:y="14.612cm">
          <text:p text:style-name="P1"><text:span text:style-name="T1">line_encode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.8cm" svg:y1="15.6cm" svg:x2="2.2cm" svg:y2="15.6cm">
          <text:p/>
        </draw:line>
        <draw:line draw:style-name="gr9" draw:text-style-name="P14" draw:layer="layout" svg:x1="2cm" svg:y1="15.2cm" svg:x2="2.2cm" svg:y2="15.2cm">
          <text:p/>
        </draw:line>
        <draw:g>
          <draw:custom-shape draw:style-name="gr37" draw:text-style-name="P10" draw:layer="layout" svg:width="0.6cm" svg:height="1.4cm" svg:x="4.4cm" svg:y="14.6cm">
            <text:p/>
            <draw:enhanced-geometry svg:viewBox="0 0 21600 21600" draw:type="rectangle" draw:enhanced-path="M 0 0 L 21600 0 21600 21600 0 21600 0 0 Z N"/>
          </draw:custom-shape>
          <draw:g>
            <draw:line draw:style-name="gr9" draw:text-style-name="P14" draw:layer="layout" svg:x1="4.866cm" svg:y1="15.512cm" svg:x2="4.533cm" svg:y2="15.512cm">
              <text:p/>
            </draw:line>
            <draw:line draw:style-name="gr9" draw:text-style-name="P14" draw:layer="layout" svg:x1="4.866cm" svg:y1="15.112cm" svg:x2="4.533cm" svg:y2="15.112cm">
              <text:p/>
            </draw:line>
            <draw:line draw:style-name="gr9" draw:text-style-name="P14" draw:layer="layout" svg:x1="4.533cm" svg:y1="15.512cm" svg:x2="4.533cm" svg:y2="15.112cm">
              <text:p/>
            </draw:line>
            <draw:line draw:style-name="gr9" draw:text-style-name="P14" draw:layer="layout" svg:x1="4.6cm" svg:y1="15.512cm" svg:x2="4.6cm" svg:y2="15.112cm">
              <text:p/>
            </draw:line>
            <draw:line draw:style-name="gr9" draw:text-style-name="P14" draw:layer="layout" svg:x1="4.667cm" svg:y1="15.512cm" svg:x2="4.667cm" svg:y2="15.112cm">
              <text:p/>
            </draw:line>
            <draw:line draw:style-name="gr9" draw:text-style-name="P14" draw:layer="layout" svg:x1="4.733cm" svg:y1="15.512cm" svg:x2="4.733cm" svg:y2="15.112cm">
              <text:p/>
            </draw:line>
          </draw:g>
        </draw:g>
        <draw:line draw:style-name="gr24" draw:text-style-name="P6" draw:layer="layout" svg:x1="4cm" svg:y1="15.812cm" svg:x2="4.4cm" svg:y2="15.8cm">
          <text:p/>
        </draw:line>
        <draw:line draw:style-name="gr24" draw:text-style-name="P6" draw:layer="layout" svg:x1="4cm" svg:y1="15.4cm" svg:x2="4.4cm" svg:y2="15.4cm">
          <text:p/>
        </draw:line>
        <draw:line draw:style-name="gr38" draw:text-style-name="P6" draw:layer="layout" svg:x1="4cm" svg:y1="15.012cm" svg:x2="4.4cm" svg:y2="15cm">
          <text:p/>
        </draw:line>
        <draw:polyline draw:style-name="gr39" draw:text-style-name="P14" draw:layer="layout" svg:width="19.982cm" svg:height="4.856cm" draw:transform="skewX (-1.91911647571939E-017) rotate (-3.00598057070983) translate (25.4563820770729cm 17.3104369444867cm)" svg:viewBox="0 0 19983 4857" draw:points="0,4855 662,0 19884,2623 19587,4803 19983,4857">
          <text:p/>
        </draw:polyline>
        <draw:polyline draw:style-name="gr39" draw:text-style-name="P14" draw:layer="layout" svg:width="20.472cm" svg:height="4.856cm" draw:transform="skewX (-1.87326759482196E-017) rotate (-3.00877309751303) translate (25.8431887415614cm 17.7140660402638cm)" svg:viewBox="0 0 20473 4857" draw:points="0,4857 649,0 20473,2649 20221,4532 20380,4856">
          <text:p/>
        </draw:polyline>
        <draw:custom-shape draw:style-name="gr40" draw:text-style-name="P26" draw:layer="layout" svg:width="2cm" svg:height="0.8cm" svg:x="5.2cm" svg:y="10.2cm">
          <text:p text:style-name="P1"><text:span text:style-name="T1">instruction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6.2cm" svg:y1="11cm" svg:x2="6.2cm" svg:y2="11.8cm">
          <text:p/>
        </draw:line>
        <draw:custom-shape draw:style-name="gr41" draw:text-style-name="P10" draw:layer="layout" svg:width="1.8cm" svg:height="1.412cm" svg:x="25.6cm" svg:y="3.588cm">
          <text:p text:style-name="P1"><text:span text:style-name="T1">line_encode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9" draw:text-style-name="P14" draw:layer="layout" svg:x1="27.82cm" svg:y1="4cm" svg:x2="27.42cm" svg:y2="4cm">
          <text:p/>
        </draw:line>
        <draw:line draw:style-name="gr9" draw:text-style-name="P14" draw:layer="layout" svg:x1="27.62cm" svg:y1="4.4cm" svg:x2="27.42cm" svg:y2="4.4cm">
          <text:p/>
        </draw:line>
        <draw:g>
          <draw:custom-shape draw:style-name="gr37" draw:text-style-name="P10" draw:layer="layout" svg:width="0.6cm" svg:height="1.4cm" svg:x="24.62cm" svg:y="3.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line draw:style-name="gr9" draw:text-style-name="P14" draw:layer="layout" svg:x1="24.753cm" svg:y1="4.088cm" svg:x2="25.086cm" svg:y2="4.088cm">
              <text:p/>
            </draw:line>
            <draw:line draw:style-name="gr9" draw:text-style-name="P14" draw:layer="layout" svg:x1="24.753cm" svg:y1="4.488cm" svg:x2="25.086cm" svg:y2="4.488cm">
              <text:p/>
            </draw:line>
            <draw:line draw:style-name="gr9" draw:text-style-name="P14" draw:layer="layout" svg:x1="25.087cm" svg:y1="4.088cm" svg:x2="25.087cm" svg:y2="4.488cm">
              <text:p/>
            </draw:line>
            <draw:line draw:style-name="gr9" draw:text-style-name="P14" draw:layer="layout" svg:x1="25.02cm" svg:y1="4.088cm" svg:x2="25.02cm" svg:y2="4.488cm">
              <text:p/>
            </draw:line>
            <draw:line draw:style-name="gr9" draw:text-style-name="P14" draw:layer="layout" svg:x1="24.953cm" svg:y1="4.088cm" svg:x2="24.953cm" svg:y2="4.488cm">
              <text:p/>
            </draw:line>
            <draw:line draw:style-name="gr9" draw:text-style-name="P14" draw:layer="layout" svg:x1="24.887cm" svg:y1="4.088cm" svg:x2="24.887cm" svg:y2="4.488cm">
              <text:p/>
            </draw:line>
          </draw:g>
        </draw:g>
        <draw:line draw:style-name="gr24" draw:text-style-name="P6" draw:layer="layout" svg:x1="25.62cm" svg:y1="3.788cm" svg:x2="25.22cm" svg:y2="3.8cm">
          <text:p/>
        </draw:line>
        <draw:line draw:style-name="gr24" draw:text-style-name="P6" draw:layer="layout" svg:x1="25.62cm" svg:y1="4.2cm" svg:x2="25.22cm" svg:y2="4.2cm">
          <text:p/>
        </draw:line>
        <draw:line draw:style-name="gr38" draw:text-style-name="P6" draw:layer="layout" svg:x1="25.62cm" svg:y1="4.588cm" svg:x2="25.22cm" svg:y2="4.6cm">
          <text:p/>
        </draw:line>
        <draw:polyline draw:style-name="gr39" draw:text-style-name="P14" draw:layer="layout" svg:width="19.982cm" svg:height="4.856cm" draw:transform="skewX (1.91911647571936E-017) rotate (0.135612082879959) translate (4.1436179229271cm 2.28956305551335cm)" svg:viewBox="0 0 19983 4857" draw:points="0,4855 662,0 19884,2623 19587,4803 19983,4857">
          <text:p/>
        </draw:polyline>
        <draw:polyline draw:style-name="gr39" draw:text-style-name="P14" draw:layer="layout" svg:width="20.472cm" svg:height="4.856cm" draw:transform="skewX (-1.87326759482196E-017) rotate (0.132819556076768) translate (3.75681125843859cm 1.88593395973618cm)" svg:viewBox="0 0 20473 4857" draw:points="0,4857 649,0 20473,2649 20221,4532 20380,4856">
          <text:p/>
        </draw:polyline>
        <draw:path draw:style-name="gr22" draw:text-style-name="P19" draw:layer="layout" svg:width="2.862cm" svg:height="1.373cm" draw:transform="rotate (-0.19722220547536) translate (19.5920437388625cm 6.0389149725877cm)" svg:viewBox="0 0 2863 1374" svg:d="M0 980c0 0 1138 502 1706 373 509-115 1157-1353 1157-1353">
          <text:p/>
        </draw:path>
        <draw:custom-shape draw:style-name="gr40" draw:text-style-name="P26" draw:layer="layout" svg:width="2cm" svg:height="0.8cm" svg:x="22.4cm" svg:y="8.6cm">
          <text:p text:style-name="P1"><text:span text:style-name="T1">instruction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23.4cm" svg:y1="7.8cm" svg:x2="23.4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solid" draw:fill-color="#729fcf" draw:fill-gradient-name="Gradient_20_2" draw:fill-hatch-name="Hatching_20_46" draw:fill-image-name="Bitmap_20_1" fo:padding-top="0cm" fo:padding-bottom="0.25cm"/>
      <style:text-properties fo:font-size="8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6:28:19.959000000</meta:creation-date>
    <dc:title>Meine_default_a4_vorlage</dc:title>
    <meta:editing-duration>P17DT11H55M55S</meta:editing-duration>
    <meta:editing-cycles>28</meta:editing-cycles>
    <meta:generator>LibreOffice/5.4.4.2$Windows_X86_64 LibreOffice_project/2524958677847fb3bb44820e40380acbe820f960</meta:generator>
    <dc:date>2018-05-11T10:04:15.222000000</dc:date>
    <meta:print-date>2018-03-22T11:43:37.810000000</meta:print-date>
    <meta:document-statistic meta:object-count="258"/>
    <meta:template xlink:type="simple" xlink:actuate="onRequest" xlink:title="Meine_default_a4_vorlage" xlink:href="../../../AppData/Roaming/LibreOffice/4/user/template/Meine_default_a4_vorlage.otg" meta:date="2018-03-19T16:28:19.799000000"/>
  </office:meta>
</office:document-meta>
</file>